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0.108cm" table:align="margins"/>
    </style:style>
    <style:style style:name="Table1.A" style:family="table-column">
      <style:table-column-properties style:column-width="1.64cm" style:rel-column-width="5346*"/>
    </style:style>
    <style:style style:name="Table1.B" style:family="table-column">
      <style:table-column-properties style:column-width="4.105cm" style:rel-column-width="13377*"/>
    </style:style>
    <style:style style:name="Table1.C" style:family="table-column">
      <style:table-column-properties style:column-width="2.872cm" style:rel-column-width="9358*"/>
    </style:style>
    <style:style style:name="Table1.D" style:family="table-column">
      <style:table-column-properties style:column-width="2.873cm" style:rel-column-width="9364*"/>
    </style:style>
    <style:style style:name="Table1.G" style:family="table-column">
      <style:table-column-properties style:column-width="2.875cm" style:rel-column-width="93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G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20.108cm" table:align="margins"/>
    </style:style>
    <style:style style:name="Table2.A" style:family="table-column">
      <style:table-column-properties style:column-width="3.226cm" style:rel-column-width="10514*"/>
    </style:style>
    <style:style style:name="Table2.B" style:family="table-column">
      <style:table-column-properties style:column-width="9.342cm" style:rel-column-width="30445*"/>
    </style:style>
    <style:style style:name="Table2.C" style:family="table-column">
      <style:table-column-properties style:column-width="7.541cm" style:rel-column-width="2457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20.108cm" table:align="margins"/>
    </style:style>
    <style:style style:name="Table3.A" style:family="table-column">
      <style:table-column-properties style:column-width="3.327cm" style:rel-column-width="10842*"/>
    </style:style>
    <style:style style:name="Table3.B" style:family="table-column">
      <style:table-column-properties style:column-width="7.837cm" style:rel-column-width="25541*"/>
    </style:style>
    <style:style style:name="Table3.C" style:family="table-column">
      <style:table-column-properties style:column-width="4.099cm" style:rel-column-width="13359*"/>
    </style:style>
    <style:style style:name="Table3.D" style:family="table-column">
      <style:table-column-properties style:column-width="4.845cm" style:rel-column-width="1579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20.108cm" table:align="margins"/>
    </style:style>
    <style:style style:name="Table4.A" style:family="table-column">
      <style:table-column-properties style:column-width="4.022cm" style:rel-column-width="13106*"/>
    </style:style>
    <style:style style:name="Table4.B" style:family="table-column">
      <style:table-column-properties style:column-width="4.022cm" style:rel-column-width="13107*"/>
    </style:style>
    <style:style style:name="Table4.E" style:family="table-column">
      <style:table-column-properties style:column-width="4.022cm" style:rel-column-width="13109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E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 style:data-style-name="N99">
      <style:table-cell-properties fo:padding="0.097cm" fo:border-left="0.002cm solid #000000" fo:border-right="none" fo:border-top="none" fo:border-bottom="0.002cm solid #000000"/>
    </style:style>
    <style:style style:name="Table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Microsoft Sans Serif"/>
    </style:style>
    <style:style style:name="P2" style:family="paragraph" style:parent-style-name="Standard">
      <style:paragraph-properties fo:text-align="center" style:justify-single-word="false"/>
      <style:text-properties style:font-name="Microsoft Sans Serif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Microsoft Sans Serif"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>
      <style:text-properties style:font-name="Microsoft Sans Serif" fo:font-size="12pt" style:text-underline-style="solid" style:text-underline-width="auto" style:text-underline-color="font-color" style:font-size-asian="12pt" style:font-size-complex="12pt"/>
    </style:style>
    <style:style style:name="P5" style:family="paragraph" style:parent-style-name="Standard">
      <style:text-properties style:font-name="Microsoft Sans Serif" fo:font-size="12pt" style:font-size-asian="12pt" style:font-size-complex="12pt"/>
    </style:style>
    <style:style style:name="P6" style:family="paragraph" style:parent-style-name="Standard" style:list-style-name="L1">
      <style:text-properties style:font-name="Microsoft Sans Serif" fo:font-size="12pt" style:font-size-asian="12pt" style:font-size-complex="12pt"/>
    </style:style>
    <style:style style:name="P7" style:family="paragraph" style:parent-style-name="Standard" style:list-style-name="L2">
      <style:text-properties style:font-name="Microsoft Sans Serif" fo:font-size="12pt" style:font-size-asian="12pt" style:font-size-complex="12pt"/>
    </style:style>
    <style:style style:name="P8" style:family="paragraph" style:parent-style-name="Standard" style:list-style-name="L3">
      <style:text-properties style:font-name="Microsoft Sans Serif" fo:font-size="12pt" style:font-size-asian="12pt" style:font-size-complex="12pt"/>
    </style:style>
    <style:style style:name="P9" style:family="paragraph" style:parent-style-name="Standard" style:list-style-name="L4">
      <style:text-properties style:font-name="Microsoft Sans Serif" fo:font-size="12pt" style:font-size-asian="12pt" style:font-size-complex="12pt"/>
    </style:style>
    <style:style style:name="P10" style:family="paragraph" style:parent-style-name="Standard" style:list-style-name="L5">
      <style:text-properties style:font-name="Microsoft Sans Serif" fo:font-size="12pt" style:font-size-asian="12pt" style:font-size-complex="12pt"/>
    </style:style>
    <style:style style:name="P11" style:family="paragraph" style:parent-style-name="Standard" style:list-style-name="L6">
      <style:text-properties style:font-name="Microsoft Sans Serif" fo:font-size="12pt" style:font-size-asian="12pt" style:font-size-complex="12pt"/>
    </style:style>
    <style:style style:name="P12" style:family="paragraph" style:parent-style-name="Standard" style:list-style-name="L7">
      <style:text-properties style:font-name="Microsoft Sans Serif" fo:font-size="12pt" style:font-size-asian="12pt" style:font-size-complex="12pt"/>
    </style:style>
    <style:style style:name="P13" style:family="paragraph" style:parent-style-name="Standard" style:list-style-name="L8">
      <style:text-properties style:font-name="Microsoft Sans Serif" fo:font-size="12pt" style:font-size-asian="12pt" style:font-size-complex="12pt"/>
    </style:style>
    <style:style style:name="P14" style:family="paragraph" style:parent-style-name="Standard" style:list-style-name="L9">
      <style:text-properties style:font-name="Microsoft Sans Serif" fo:font-size="12pt" style:font-size-asian="12pt" style:font-size-complex="12pt"/>
    </style:style>
    <style:style style:name="P15" style:family="paragraph" style:parent-style-name="Standard" style:list-style-name="L10">
      <style:text-properties style:font-name="Microsoft Sans Serif" fo:font-size="12pt" style:font-size-asian="12pt" style:font-size-complex="12pt"/>
    </style:style>
    <style:style style:name="P16" style:family="paragraph" style:parent-style-name="Standard" style:list-style-name="L11">
      <style:text-properties style:font-name="Microsoft Sans Serif" fo:font-size="12pt" style:font-size-asian="12pt" style:font-size-complex="12pt"/>
    </style:style>
    <style:style style:name="P17" style:family="paragraph" style:parent-style-name="Standard" style:list-style-name="L12">
      <style:text-properties style:font-name="Microsoft Sans Serif" fo:font-size="12pt" style:font-size-asian="12pt" style:font-size-complex="12pt"/>
    </style:style>
    <style:style style:name="P18" style:family="paragraph" style:parent-style-name="Standard" style:list-style-name="L13">
      <style:text-properties style:font-name="Microsoft Sans Serif" fo:font-size="12pt" style:font-size-asian="12pt" style:font-size-complex="12pt"/>
    </style:style>
    <style:style style:name="P19" style:family="paragraph" style:parent-style-name="Standard" style:list-style-name="L14">
      <style:text-properties style:font-name="Microsoft Sans Serif" fo:font-size="12pt" style:font-size-asian="12pt" style:font-size-complex="12pt"/>
    </style:style>
    <style:style style:name="P20" style:family="paragraph" style:parent-style-name="Standard" style:list-style-name="L15">
      <style:text-properties style:font-name="Microsoft Sans Serif"/>
    </style:style>
    <style:style style:name="P21" style:family="paragraph" style:parent-style-name="Standard">
      <style:paragraph-properties fo:text-align="center" style:justify-single-word="false"/>
      <style:text-properties style:font-name="Microsoft Sans Serif"/>
    </style:style>
    <style:style style:name="P22" style:family="paragraph" style:parent-style-name="Table_20_Contents">
      <style:text-properties style:font-name="Microsoft Sans Serif"/>
    </style:style>
    <style:style style:name="P23" style:family="paragraph" style:parent-style-name="Table_20_Contents">
      <style:text-properties style:font-name="Microsoft Sans Serif" fo:font-size="12pt" style:font-size-asian="12pt" style:font-size-complex="12pt"/>
    </style:style>
    <style:style style:name="T1" style:family="text">
      <style:text-properties style:font-name="Comic Sans MS"/>
    </style:style>
    <style:style style:name="T2" style:family="text">
      <style:text-properties style:font-name="Comic Sans MS"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boolean-style style:name="N99">
      <number:boolean/>
    </number:boolean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docs-internal-guid-f54ce1f6-7fff-31ec-1b81-98c371a18247"/>Assignment 1</text:p>
      <text:p text:style-name="P2">Question 1</text:p>
      <text:p text:style-name="P4">User Story:</text:p>
      <text:p text:style-name="P5">As a railway user, I should get an option to cancel the  tickets, so that user can cancel the ticket and get refund.</text:p>
      <text:p text:style-name="P5"/>
      <text:p text:style-name="P4">Acceptance Criteria:</text:p>
      <text:list xml:id="list7795041496317072805" text:style-name="L1">
        <text:list-item>
          <text:p text:style-name="P6">A new button with Label “Cancel Ticket” should be displayed for cancelling the ticket.</text:p>
        </text:list-item>
        <text:list-item>
          <text:p text:style-name="P6">Button should not be displayed for those tickets for which journey date is previous than current date.</text:p>
        </text:list-item>
        <text:list-item>
          <text:p text:style-name="P6">Refund amount should be calculated as follows:</text:p>
        </text:list-item>
      </text:list>
      <text:list xml:id="list3191333909091867480" text:style-name="L2">
        <text:list-item>
          <text:p text:style-name="P7">If user cancels the ticket 60 days prior to journey date.</text:p>
        </text:list-item>
      </text:list>
      <text:p text:style-name="P5"><text:tab/><text:tab/>Refund 70% of amount</text:p>
      <text:list xml:id="list5272833497798670971" text:style-name="L3">
        <text:list-item>
          <text:p text:style-name="P8">If user cancels the ticket b/n 60-30 days prior to journey date</text:p>
        </text:list-item>
      </text:list>
      <text:p text:style-name="P5"><text:tab/><text:tab/>Refund 50% of amount.</text:p>
      <text:list xml:id="list3890857670179557342" text:style-name="L4">
        <text:list-item>
          <text:p text:style-name="P9">If user cancels the ticket between 30-10 days</text:p>
        </text:list-item>
      </text:list>
      <text:p text:style-name="P5"><text:tab/><text:tab/>Refund 35% of amount.</text:p>
      <text:list xml:id="list3958563446925214260" text:style-name="L5">
        <text:list-item>
          <text:p text:style-name="P10">If user cancels the ticket between 10-1 days</text:p>
        </text:list-item>
      </text:list>
      <text:p text:style-name="P5"><text:tab/><text:tab/>Refund 20% of amount.</text:p>
      <text:list xml:id="list1137381070308504026" text:style-name="L6">
        <text:list-item>
          <text:p text:style-name="P11">User should get an email for successful cancellation.</text:p>
        </text:list-item>
      </text:list>
      <text:p text:style-name="P5"/>
      <text:p text:style-name="P5"><text:bookmark text:name="docs-internal-guid-17c0e20f-7fff-992c-3bfe-96682f08f248"/>Question 1.) Groom the above user story and mention :</text:p>
      <text:list xml:id="list81961776374525831" text:style-name="L7">
        <text:list-item>
          <text:p text:style-name="P12">Any clarification required in user story acceptance criteria.</text:p>
        </text:list-item>
        <text:list-item>
          <text:p text:style-name="P12">Any questions for the scope of the requirements.</text:p>
        </text:list-item>
      </text:list>
      <text:p text:style-name="P5"/>
      <text:p text:style-name="P5">Answer: </text:p>
      <text:list xml:id="list6688130784736756307" text:style-name="L8">
        <text:list-item>
          <text:p text:style-name="P13">Where to place the button on the page is not given.</text:p>
        </text:list-item>
        <text:list-item>
          <text:p text:style-name="P13">What to do if the user doesn't have an email id.</text:p>
        </text:list-item>
        <text:list-item>
          <text:p text:style-name="P13">The user has booked the ticket via offline mode is he eligible for cancellation via online mode.</text:p>
        </text:list-item>
        <text:list-item>
          <text:p text:style-name="P13">What is the format of email which is sent after the ticket is successfully canceled.</text:p>
        </text:list-item>
        <text:list-item>
          <text:p text:style-name="P13">What if the cancellation step fails.</text:p>
        </text:list-item>
        <text:list-item>
          <text:p text:style-name="P13">What is the formula to calculate the refund amount. </text:p>
        </text:list-item>
        <text:list-item>
          <text:p text:style-name="P13">Refunded amount is sent to the users bank account or the user can collect cash from the counter.</text:p>
        </text:list-item>
        <text:list-item>
          <text:p text:style-name="P13">What if the user doesn't have a bank account.</text:p>
        </text:list-item>
        <text:list-item>
          <text:p text:style-name="P13">What if the train is canceled then how to refund the money.</text:p>
        </text:list-item>
        <text:list-item>
          <text:p text:style-name="P13">Is there any option for partial cancellation.</text:p>
        </text:list-item>
        <text:list-item>
          <text:p text:style-name="P13">If partial cancellation is possible then is the refund criteria is same or what.</text:p>
        </text:list-item>
        <text:list-item>
          <text:p text:style-name="P13">What if after the successful cancellation of ticket the email is not sent then what to do.</text:p>
        </text:list-item>
      </text:list>
      <text:p text:style-name="P5"><text:s/><text:tab/></text:p>
      <text:p text:style-name="P5"/>
      <text:p text:style-name="P5"><text:bookmark text:name="docs-internal-guid-15cf93d3-7fff-1ad8-8253-34495091e129"/>Question 2.) Create all Test Coverage Scenarios for the above User Story.</text:p>
      <text:p text:style-name="P5"/>
      <text:p text:style-name="P5">Answer:</text:p>
      <text:p text:style-name="P5">POSITIVE TEST COVERAGE</text:p>
      <text:list xml:id="list1985397197961052801" text:style-name="L9">
        <text:list-item>
          <text:p text:style-name="P14">The cancel button should be available for the valid dates only.</text:p>
        </text:list-item>
        <text:list-item>
          <text:p text:style-name="P14">The email is successfully sent to the user who has canceled the ticket.</text:p>
        </text:list-item>
        <text:list-item>
          <text:p text:style-name="P14">The refund amount is calculated properly and the result is precise.</text:p>
        </text:list-item>
      </text:list>
      <text:p text:style-name="P5"/>
      <text:p text:style-name="P5">NEGATIVE TEST COVERAGE</text:p>
      <text:list xml:id="list6727252917617021816" text:style-name="L10">
        <text:list-item>
          <text:p text:style-name="P15">The button is not present for the date which is previous than the current date and on the current date the button is not present.</text:p>
        </text:list-item>
        <text:list-item>
          <text:p text:style-name="P15">The email is not sent after successful cancellation of the ticket. </text:p>
        </text:list-item>
        <text:list-item>
          <text:p text:style-name="P15"><text:soft-page-break/>The refund amount is not calculated properly and is not accurate.<text:line-break/></text:p>
        </text:list-item>
      </text:list>
      <text:p text:style-name="P5"><text:bookmark text:name="docs-internal-guid-4c92bf82-7fff-36b3-b7b7-eeeb21ddbfe3"/>Question 3.) Create Test Cases for the Refund Amount calculations for above user story: .</text:p>
      <text:list xml:id="list6204599099611703099" text:style-name="L11">
        <text:list-item>
          <text:p text:style-name="P16">Refund amount should be calculated as follows:</text:p>
        </text:list-item>
        <text:list-item>
          <text:p text:style-name="P16">If user cancels the ticket 60 days prior to journey date.</text:p>
        </text:list-item>
      </text:list>
      <text:p text:style-name="P5">Refund 70% of amount</text:p>
      <text:list xml:id="list246359720778655756" text:style-name="L12">
        <text:list-item>
          <text:p text:style-name="P17">If user cancels the ticket b/n 60-30 days prior to journey date</text:p>
        </text:list-item>
      </text:list>
      <text:p text:style-name="P5">Refund 50% of amount.</text:p>
      <text:list xml:id="list5940007131573798133" text:style-name="L13">
        <text:list-item>
          <text:p text:style-name="P18">If user cancels the ticket between 30-10 days</text:p>
        </text:list-item>
      </text:list>
      <text:p text:style-name="P5">Refund 35% of amount.</text:p>
      <text:list xml:id="list6083242157426595747" text:style-name="L14">
        <text:list-item>
          <text:p text:style-name="P19">If user cancels the ticket between 10-1 days</text:p>
        </text:list-item>
      </text:list>
      <text:p text:style-name="P5">Refund 20% of amount.</text:p>
      <text:p text:style-name="P5"/>
      <text:p text:style-name="P5">Answer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G"/>
        <table:table-row>
          <table:table-cell table:style-name="Table1.A1" office:value-type="string">
            <text:p text:style-name="P23">Test Case Id</text:p>
          </table:table-cell>
          <table:table-cell table:style-name="Table1.A1" office:value-type="string">
            <text:p text:style-name="P23">Test Scenario</text:p>
          </table:table-cell>
          <table:table-cell table:style-name="Table1.A1" office:value-type="string">
            <text:p text:style-name="P23">Test Step</text:p>
          </table:table-cell>
          <table:table-cell table:style-name="Table1.A1" office:value-type="string">
            <text:p text:style-name="P23">Test Data</text:p>
          </table:table-cell>
          <table:table-cell table:style-name="Table1.A1" office:value-type="string">
            <text:p text:style-name="P23">Expected Result</text:p>
          </table:table-cell>
          <table:table-cell table:style-name="Table1.A1" office:value-type="string">
            <text:p text:style-name="P23">Actual Result</text:p>
          </table:table-cell>
          <table:table-cell table:style-name="Table1.G1" office:value-type="string">
            <text:p text:style-name="P23">Pass/Fail</text:p>
          </table:table-cell>
        </table:table-row>
        <table:table-row>
          <table:table-cell table:style-name="Table1.A2" office:value-type="string">
            <text:p text:style-name="P23">TC#1 (+ve)</text:p>
          </table:table-cell>
          <table:table-cell table:style-name="Table1.A2" office:value-type="string">
            <text:p text:style-name="P23">Checking for the visibility of cancel button for date which is not current date or previous than current date.</text:p>
          </table:table-cell>
          <table:table-cell table:style-name="Table1.A2" office:value-type="string">
            <text:p text:style-name="P23">1. Go to the web page for canceling the ticket.</text:p>
            <text:p text:style-name="P23">2.Login with valid credentials.</text:p>
          </table:table-cell>
          <table:table-cell table:style-name="Table1.A2" office:value-type="string">
            <text:p text:style-name="P23">Select the ticket which is to be canceled. <text:s/></text:p>
          </table:table-cell>
          <table:table-cell table:style-name="Table1.A2" office:value-type="string">
            <text:p text:style-name="P23">The cancel button must be visible on the page.</text:p>
          </table:table-cell>
          <table:table-cell table:style-name="Table1.A2" office:value-type="string">
            <text:p text:style-name="P23">As Expected.</text:p>
          </table:table-cell>
          <table:table-cell table:style-name="Table1.G2" office:value-type="string">
            <text:p text:style-name="P23">Pass</text:p>
          </table:table-cell>
        </table:table-row>
        <table:table-row>
          <table:table-cell table:style-name="Table1.A2" office:value-type="string">
            <text:p text:style-name="P23">TC#2</text:p>
            <text:p text:style-name="P23">(+ve)</text:p>
          </table:table-cell>
          <table:table-cell table:style-name="Table1.A2" office:value-type="string">
            <text:p text:style-name="P23">Checking for email which is sent after the successful cancellation of the ticket.</text:p>
          </table:table-cell>
          <table:table-cell table:style-name="Table1.A2" office:value-type="string">
            <text:p text:style-name="P23">1. Go to the web page for canceling the ticket.</text:p>
            <text:p text:style-name="P23">2. Login with valid credentials.</text:p>
            <text:p text:style-name="P23">3. Select the ticket which is to be canceled.</text:p>
            <text:p text:style-name="P23">4. Calculate the number of days left for traveling.</text:p>
          </table:table-cell>
          <table:table-cell table:style-name="Table1.A2" office:value-type="string">
            <text:p text:style-name="P23">Every step worked properly and we get a success response after which email service is called or invoked.</text:p>
          </table:table-cell>
          <table:table-cell table:style-name="Table1.A2" office:value-type="string">
            <text:p text:style-name="P23">The mail must be sent to the user's registered mail id after successfully receiving the success response.</text:p>
          </table:table-cell>
          <table:table-cell table:style-name="Table1.A2" office:value-type="string">
            <text:p text:style-name="P23">As Expected</text:p>
          </table:table-cell>
          <table:table-cell table:style-name="Table1.G2" office:value-type="string">
            <text:p text:style-name="P23">Pass</text:p>
          </table:table-cell>
        </table:table-row>
        <table:table-row>
          <table:table-cell table:style-name="Table1.A2" office:value-type="string">
            <text:p text:style-name="P23">TC#3</text:p>
            <text:p text:style-name="P23">(+ve)</text:p>
          </table:table-cell>
          <table:table-cell table:style-name="Table1.A2" office:value-type="string">
            <text:p text:style-name="P23">Checking the cancel button which must not be shown for the current date.</text:p>
          </table:table-cell>
          <table:table-cell table:style-name="Table1.A2" office:value-type="string">
            <text:p text:style-name="P23">1. Go to the web page for canceling the ticket.</text:p>
            <text:p text:style-name="P23">2.Login with valid credentials</text:p>
          </table:table-cell>
          <table:table-cell table:style-name="Table1.A2" office:value-type="string">
            <text:p text:style-name="P23">Select the ticket which is to be canceled having the date as the current date. </text:p>
          </table:table-cell>
          <table:table-cell table:style-name="Table1.A2" office:value-type="string">
            <text:p text:style-name="P23">The cancel button must not be visible on the page.</text:p>
          </table:table-cell>
          <table:table-cell table:style-name="Table1.A2" office:value-type="string">
            <text:p text:style-name="P23">As Expected</text:p>
          </table:table-cell>
          <table:table-cell table:style-name="Table1.G2" office:value-type="string">
            <text:p text:style-name="P23">Pass</text:p>
          </table:table-cell>
        </table:table-row>
        <table:table-row>
          <table:table-cell table:style-name="Table1.A2" office:value-type="string">
            <text:p text:style-name="P23">TC#4</text:p>
            <text:p text:style-name="P23">(+ve)</text:p>
          </table:table-cell>
          <table:table-cell table:style-name="Table1.A2" office:value-type="string">
            <text:p text:style-name="P23">Checking the cancel button which must not be shown for the tickets whose journey date is <text:soft-page-break/>previous than the current date.</text:p>
          </table:table-cell>
          <table:table-cell table:style-name="Table1.A2" office:value-type="string">
            <text:p text:style-name="P23">1. Go to the web page for canceling the ticket.</text:p>
            <text:p text:style-name="P23">2.Login with <text:soft-page-break/>valid credentials</text:p>
          </table:table-cell>
          <table:table-cell table:style-name="Table1.A2" office:value-type="string">
            <text:p text:style-name="P23">Select the ticket which is to be canceled having the <text:soft-page-break/>journey date <text:s/>previous than the current date. </text:p>
          </table:table-cell>
          <table:table-cell table:style-name="Table1.A2" office:value-type="string">
            <text:p text:style-name="P23">The cancel button must not be visible on the page.</text:p>
          </table:table-cell>
          <table:table-cell table:style-name="Table1.A2" office:value-type="string">
            <text:p text:style-name="P23">As Expected</text:p>
          </table:table-cell>
          <table:table-cell table:style-name="Table1.G2" office:value-type="string">
            <text:p text:style-name="P23">Pass</text:p>
          </table:table-cell>
        </table:table-row>
        <table:table-row>
          <table:table-cell table:style-name="Table1.A2" office:value-type="string">
            <text:p text:style-name="P23">TC#5 (-ve)</text:p>
          </table:table-cell>
          <table:table-cell table:style-name="Table1.A2" office:value-type="string">
            <text:p text:style-name="P23">Checking for the visibility of cancel button for date which is not current date or previous than current date.</text:p>
          </table:table-cell>
          <table:table-cell table:style-name="Table1.A2" office:value-type="string">
            <text:p text:style-name="P23">1. Go to the web page for canceling the ticket.</text:p>
            <text:p text:style-name="P23">2.Login with valid credentials.</text:p>
          </table:table-cell>
          <table:table-cell table:style-name="Table1.A2" office:value-type="string">
            <text:p text:style-name="P23">Select the ticket which is to be canceled. <text:s/></text:p>
          </table:table-cell>
          <table:table-cell table:style-name="Table1.A2" office:value-type="string">
            <text:p text:style-name="P23">The cancel button is not visible on the page.</text:p>
          </table:table-cell>
          <table:table-cell table:style-name="Table1.A2" office:value-type="string">
            <text:p text:style-name="P23">The button must be visible.</text:p>
          </table:table-cell>
          <table:table-cell table:style-name="Table1.G2" office:value-type="string">
            <text:p text:style-name="P23">Fail</text:p>
          </table:table-cell>
        </table:table-row>
        <table:table-row>
          <table:table-cell table:style-name="Table1.A2" office:value-type="string">
            <text:p text:style-name="P23">TC#6</text:p>
            <text:p text:style-name="P23">(-ve)</text:p>
          </table:table-cell>
          <table:table-cell table:style-name="Table1.A2" office:value-type="string">
            <text:p text:style-name="P23">Checking for email which is sent after the successful cancellation of the ticket.</text:p>
          </table:table-cell>
          <table:table-cell table:style-name="Table1.A2" office:value-type="string">
            <text:p text:style-name="P23">1. Go to the web page for canceling the ticket.</text:p>
            <text:p text:style-name="P23">2. Login with valid credentials.</text:p>
            <text:p text:style-name="P23">3. Select the ticket which is to be canceled.</text:p>
            <text:p text:style-name="P23">4. Calculate the number of days left for traveling.</text:p>
          </table:table-cell>
          <table:table-cell table:style-name="Table1.A2" office:value-type="string">
            <text:p text:style-name="P23">Every step worked properly and we get a success response after which email service is called or invoked.</text:p>
          </table:table-cell>
          <table:table-cell table:style-name="Table1.A2" office:value-type="string">
            <text:p text:style-name="P23">The mail is not sent to the user's registered mail id after successfully receiving the success response.</text:p>
          </table:table-cell>
          <table:table-cell table:style-name="Table1.A2" office:value-type="string">
            <text:p text:style-name="P23">The mail must be sent to the user's registered id.</text:p>
          </table:table-cell>
          <table:table-cell table:style-name="Table1.G2" office:value-type="string">
            <text:p text:style-name="P23">Fail</text:p>
          </table:table-cell>
        </table:table-row>
        <table:table-row>
          <table:table-cell table:style-name="Table1.A2" office:value-type="string">
            <text:p text:style-name="P23">TC#7</text:p>
            <text:p text:style-name="P23">(+ve)</text:p>
          </table:table-cell>
          <table:table-cell table:style-name="Table1.A2" office:value-type="string">
            <text:p text:style-name="P1"><text:span text:style-name="T4">Checking the refund amount i</text:span>f user cancels the ticket 60 days prior to journey date. </text:p>
          </table:table-cell>
          <table:table-cell table:style-name="Table1.A2" office:value-type="string">
            <text:p text:style-name="P23">1. Go to the web page for canceling the ticket.</text:p>
            <text:p text:style-name="P23">2. Login with valid credentials.</text:p>
            <text:p text:style-name="P23">3. Select the ticket which is to be canceled.</text:p>
            <text:p text:style-name="P23">4. Calculate the number of days left for traveling.</text:p>
          </table:table-cell>
          <table:table-cell table:style-name="Table1.A2" office:value-type="string">
            <text:p text:style-name="P23">The number of days left before the date of journey. </text:p>
          </table:table-cell>
          <table:table-cell table:style-name="Table1.A2" office:value-type="string">
            <text:p text:style-name="P1"><text:bookmark text:name="docs-internal-guid-6baf9f07-7fff-0d10-a554-67fdd64c148d"/>Refund 70% of amount </text:p>
          </table:table-cell>
          <table:table-cell table:style-name="Table1.A2" office:value-type="string">
            <text:p text:style-name="P23">As Expected</text:p>
          </table:table-cell>
          <table:table-cell table:style-name="Table1.G2" office:value-type="string">
            <text:p text:style-name="P23">Pass.</text:p>
          </table:table-cell>
        </table:table-row>
        <table:table-row>
          <table:table-cell table:style-name="Table1.A2" office:value-type="string">
            <text:p text:style-name="P23">TC#8</text:p>
            <text:p text:style-name="P23">(+ve)</text:p>
          </table:table-cell>
          <table:table-cell table:style-name="Table1.A2" office:value-type="string">
            <text:p text:style-name="P5">Checking the refund amount if user cancels the ticket between 60-30 days prior to journey date.</text:p>
          </table:table-cell>
          <table:table-cell table:style-name="Table1.A2" office:value-type="string">
            <text:p text:style-name="P23">1. Go to the web page for canceling the ticket.</text:p>
            <text:p text:style-name="P23">2. Login with valid credentials.</text:p>
            <text:p text:style-name="P23">3. Select the ticket which is to be canceled.</text:p>
            <text:p text:style-name="P23"><text:soft-page-break/>4. Calculate the number of days left for traveling.</text:p>
          </table:table-cell>
          <table:table-cell table:style-name="Table1.A2" office:value-type="string">
            <text:p text:style-name="P23">The number of days left before the date of journey.</text:p>
          </table:table-cell>
          <table:table-cell table:style-name="Table1.A2" office:value-type="string">
            <text:p text:style-name="P23">Refund 50% of the amount.</text:p>
          </table:table-cell>
          <table:table-cell table:style-name="Table1.A2" office:value-type="string">
            <text:p text:style-name="P23">As Expected</text:p>
          </table:table-cell>
          <table:table-cell table:style-name="Table1.G2" office:value-type="string">
            <text:p text:style-name="P23">Pass</text:p>
          </table:table-cell>
        </table:table-row>
        <table:table-row>
          <table:table-cell table:style-name="Table1.A2" office:value-type="string">
            <text:p text:style-name="P23">TC#9</text:p>
            <text:p text:style-name="P23">(+ve)</text:p>
          </table:table-cell>
          <table:table-cell table:style-name="Table1.A2" office:value-type="string">
            <text:p text:style-name="P5">Checking the refund amount if user cancels the ticket between 30-10 days prior to journey date.</text:p>
          </table:table-cell>
          <table:table-cell table:style-name="Table1.A2" office:value-type="string">
            <text:p text:style-name="P23">1. Go to the web page for canceling the ticket.</text:p>
            <text:p text:style-name="P23">2. Login with valid credentials.</text:p>
            <text:p text:style-name="P23">3. Select the ticket which is to be canceled.</text:p>
            <text:p text:style-name="P23">4. Calculate the number of days left for traveling.</text:p>
          </table:table-cell>
          <table:table-cell table:style-name="Table1.A2" office:value-type="string">
            <text:p text:style-name="P23">The number of days left before the date of journey.</text:p>
          </table:table-cell>
          <table:table-cell table:style-name="Table1.A2" office:value-type="string">
            <text:p text:style-name="P23">Refund 35% of the amount.</text:p>
          </table:table-cell>
          <table:table-cell table:style-name="Table1.A2" office:value-type="string">
            <text:p text:style-name="P23">As Expected</text:p>
          </table:table-cell>
          <table:table-cell table:style-name="Table1.G2" office:value-type="string">
            <text:p text:style-name="P23">Pass</text:p>
          </table:table-cell>
        </table:table-row>
        <table:table-row>
          <table:table-cell table:style-name="Table1.A2" office:value-type="string">
            <text:p text:style-name="P23">TC#10</text:p>
            <text:p text:style-name="P23">(+ve)</text:p>
          </table:table-cell>
          <table:table-cell table:style-name="Table1.A2" office:value-type="string">
            <text:p text:style-name="P5">Checking the refund amount if user cancels the ticket between 10-1 days prior to journey date.</text:p>
          </table:table-cell>
          <table:table-cell table:style-name="Table1.A2" office:value-type="string">
            <text:p text:style-name="P23">1. Go to the web page for canceling the ticket.</text:p>
            <text:p text:style-name="P23">2. Login with valid credentials.</text:p>
            <text:p text:style-name="P23">3. Select the ticket which is to be canceled.</text:p>
            <text:p text:style-name="P23">4. Calculate the number of days left for traveling.</text:p>
          </table:table-cell>
          <table:table-cell table:style-name="Table1.A2" office:value-type="string">
            <text:p text:style-name="P23">The number of days left before the date of journey.</text:p>
          </table:table-cell>
          <table:table-cell table:style-name="Table1.A2" office:value-type="string">
            <text:p text:style-name="P23">Refund 20% of the amount.</text:p>
          </table:table-cell>
          <table:table-cell table:style-name="Table1.A2" office:value-type="string">
            <text:p text:style-name="P23">As Expected</text:p>
          </table:table-cell>
          <table:table-cell table:style-name="Table1.G2" office:value-type="string">
            <text:p text:style-name="P23">Pass</text:p>
          </table:table-cell>
        </table:table-row>
        <table:table-row>
          <table:table-cell table:style-name="Table1.A2" office:value-type="string">
            <text:p text:style-name="P23">TC#11</text:p>
            <text:p text:style-name="P23">(-ve)</text:p>
          </table:table-cell>
          <table:table-cell table:style-name="Table1.A2" office:value-type="string">
            <text:p text:style-name="P5">Checking the refund amount if user cancels the ticket between 10-1 days prior to journey date.</text:p>
          </table:table-cell>
          <table:table-cell table:style-name="Table1.A2" office:value-type="string">
            <text:p text:style-name="P23">1. Go to the web page for canceling the ticket.</text:p>
            <text:p text:style-name="P23">2. Login with valid credentials.</text:p>
            <text:p text:style-name="P23">3. Select the ticket which is to be canceled.</text:p>
            <text:p text:style-name="P23">4. Calculate the number of days left for traveling.</text:p>
          </table:table-cell>
          <table:table-cell table:style-name="Table1.A2" office:value-type="string">
            <text:p text:style-name="P23">The number of days left before the date of journey.</text:p>
          </table:table-cell>
          <table:table-cell table:style-name="Table1.A2" office:value-type="string">
            <text:p text:style-name="P23">Refund 25% of the amount.</text:p>
          </table:table-cell>
          <table:table-cell table:style-name="Table1.A2" office:value-type="string">
            <text:p text:style-name="P23">Refund amount must be 20%. </text:p>
          </table:table-cell>
          <table:table-cell table:style-name="Table1.G2" office:value-type="string">
            <text:p text:style-name="P23">Fail.</text:p>
          </table:table-cell>
        </table:table-row>
      </table:table>
      <text:p text:style-name="P5"/>
      <text:p text:style-name="P1"><text:span text:style-name="T4"><text:line-break/></text:span><text:bookmark text:name="docs-internal-guid-74cba981-7fff-8b65-d133-c8fe6c830864"/>Question 4.)  For our use case:</text:p>
      <text:list xml:id="list7188429081076503287" text:style-name="L15">
        <text:list-item>
          <text:p text:style-name="P20"><text:soft-page-break/>Use boundary Value analysis technique and provide the set of data which you will take for testing.</text:p>
        </text:list-item>
        <text:list-item>
          <text:p text:style-name="P20">Use equivalence partitioning technique and create test data which you will use for testing.<text:line-break/></text:p>
        </text:list-item>
      </text:list>
      <text:p text:style-name="P1">Answer: 4.) 2.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2">Equivalence Partitioning ID </text:p>
          </table:table-cell>
          <table:table-cell table:style-name="Table2.A1" office:value-type="string">
            <text:p text:style-name="P22">Test Data</text:p>
          </table:table-cell>
          <table:table-cell table:style-name="Table2.C1" office:value-type="string">
            <text:p text:style-name="P22">Expected Result</text:p>
          </table:table-cell>
        </table:table-row>
        <table:table-row>
          <table:table-cell table:style-name="Table2.A2" office:value-type="string">
            <text:p text:style-name="P22">EP#1 (Invalid)</text:p>
          </table:table-cell>
          <table:table-cell table:style-name="Table2.A2" office:value-type="string">
            <text:p text:style-name="P22">Current date or previous than the current journey date</text:p>
          </table:table-cell>
          <table:table-cell table:style-name="Table2.C2" office:value-type="string">
            <text:p text:style-name="P22">The cancel button must not be visible on the page.</text:p>
          </table:table-cell>
        </table:table-row>
        <table:table-row>
          <table:table-cell table:style-name="Table2.A2" office:value-type="string">
            <text:p text:style-name="P22">EP#2 (Valid)</text:p>
          </table:table-cell>
          <table:table-cell table:style-name="Table2.A2" office:value-type="string">
            <text:p text:style-name="P22">The journey date is more than or equal to 60.</text:p>
          </table:table-cell>
          <table:table-cell table:style-name="Table2.C2" office:value-type="string">
            <text:p text:style-name="P22">Refund 70% of the amount.</text:p>
          </table:table-cell>
        </table:table-row>
        <table:table-row>
          <table:table-cell table:style-name="Table2.A2" office:value-type="string">
            <text:p text:style-name="P22">EP#3 (Valid)</text:p>
          </table:table-cell>
          <table:table-cell table:style-name="Table2.A2" office:value-type="string">
            <text:p text:style-name="P22">The journey date is less than 60 and is more than equal to 30 days.</text:p>
          </table:table-cell>
          <table:table-cell table:style-name="Table2.C2" office:value-type="string">
            <text:p text:style-name="P22">Refund 50% of the amount.</text:p>
          </table:table-cell>
        </table:table-row>
        <table:table-row>
          <table:table-cell table:style-name="Table2.A2" office:value-type="string">
            <text:p text:style-name="P22">EP#4 (Valid)</text:p>
          </table:table-cell>
          <table:table-cell table:style-name="Table2.A2" office:value-type="string">
            <text:p text:style-name="P22">The journey date is less than 30 and is more than equal to 10 days.</text:p>
          </table:table-cell>
          <table:table-cell table:style-name="Table2.C2" office:value-type="string">
            <text:p text:style-name="P22">Refund 35% of the amount.</text:p>
          </table:table-cell>
        </table:table-row>
        <table:table-row>
          <table:table-cell table:style-name="Table2.A2" office:value-type="string">
            <text:p text:style-name="P22">EP#5 (Valid)</text:p>
          </table:table-cell>
          <table:table-cell table:style-name="Table2.A2" office:value-type="string">
            <text:p text:style-name="P22">The journey date is less than 10 and is more than equal to 1 day.</text:p>
          </table:table-cell>
          <table:table-cell table:style-name="Table2.C2" office:value-type="string">
            <text:p text:style-name="P22">Refund 20% of the amount.</text:p>
          </table:table-cell>
        </table:table-row>
      </table:table>
      <text:p text:style-name="P1"/>
      <text:p text:style-name="P1"/>
      <text:p text:style-name="P1">Answer: 4.) 1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2">Boundary Value Analysis ID </text:p>
          </table:table-cell>
          <table:table-cell table:style-name="Table3.A1" office:value-type="string">
            <text:p text:style-name="P22">Test Scenario</text:p>
          </table:table-cell>
          <table:table-cell table:style-name="Table3.A1" office:value-type="string">
            <text:p text:style-name="P22">Test Data</text:p>
          </table:table-cell>
          <table:table-cell table:style-name="Table3.D1" office:value-type="string">
            <text:p text:style-name="P22">Expected Result</text:p>
          </table:table-cell>
        </table:table-row>
        <table:table-row>
          <table:table-cell table:style-name="Table3.A2" table:number-rows-spanned="2" office:value-type="string">
            <text:p text:style-name="P22">BVA#1 (+ve)</text:p>
          </table:table-cell>
          <table:table-cell table:style-name="Table3.A2" table:number-rows-spanned="2" office:value-type="string">
            <text:p text:style-name="P22">The journey date is more than or equal to 60.</text:p>
          </table:table-cell>
          <table:table-cell table:style-name="Table3.A2" office:value-type="string">
            <text:p text:style-name="P22">The journey date is equal to exactly 60 days. </text:p>
          </table:table-cell>
          <table:table-cell table:style-name="Table3.D2" table:number-rows-spanned="2" office:value-type="string">
            <text:p text:style-name="P22">Refund 70% of the amount.</text:p>
          </table:table-cell>
        </table:table-row>
        <table:table-row>
          <table:covered-table-cell/>
          <table:covered-table-cell/>
          <table:table-cell table:style-name="Table3.A2" office:value-type="string">
            <text:p text:style-name="P22">The journey date is more than 60 days but not 60.</text:p>
          </table:table-cell>
          <table:covered-table-cell/>
        </table:table-row>
        <table:table-row>
          <table:table-cell table:style-name="Table3.A2" table:number-rows-spanned="2" office:value-type="string">
            <text:p text:style-name="P22">BVA#2 (+ve)</text:p>
          </table:table-cell>
          <table:table-cell table:style-name="Table3.A2" table:number-rows-spanned="2" office:value-type="string">
            <text:p text:style-name="P22">The journey date is less than 60 and is more than equal to 30 days.</text:p>
          </table:table-cell>
          <table:table-cell table:style-name="Table3.A2" office:value-type="string">
            <text:p text:style-name="P22">The journey date is <text:s/>exactly 30 days.</text:p>
          </table:table-cell>
          <table:table-cell table:style-name="Table3.D2" table:number-rows-spanned="2" office:value-type="string">
            <text:p text:style-name="P22">Refund 50% of the amount.</text:p>
          </table:table-cell>
        </table:table-row>
        <table:table-row>
          <table:covered-table-cell/>
          <table:covered-table-cell/>
          <table:table-cell table:style-name="Table3.A2" office:value-type="string">
            <text:p text:style-name="P22">The journey date is less than 60 days and more than 30 days but not 30 and 60.</text:p>
          </table:table-cell>
          <table:covered-table-cell/>
        </table:table-row>
        <table:table-row>
          <table:table-cell table:style-name="Table3.A2" table:number-rows-spanned="2" office:value-type="string">
            <text:p text:style-name="P22">BVA#3 (+ve)</text:p>
          </table:table-cell>
          <table:table-cell table:style-name="Table3.A2" table:number-rows-spanned="2" office:value-type="string">
            <text:p text:style-name="P22">The journey date is less than 30 and is more than equal to 10 days.</text:p>
          </table:table-cell>
          <table:table-cell table:style-name="Table3.A2" office:value-type="string">
            <text:p text:style-name="P22">The journey date is more than 30 and less than 10 but not 30 and 10.</text:p>
          </table:table-cell>
          <table:table-cell table:style-name="Table3.D2" table:number-rows-spanned="2" office:value-type="string">
            <text:p text:style-name="P22">Refund 35% of the amount.</text:p>
          </table:table-cell>
        </table:table-row>
        <table:table-row>
          <table:covered-table-cell/>
          <table:covered-table-cell/>
          <table:table-cell table:style-name="Table3.A2" office:value-type="string">
            <text:p text:style-name="P22">The journey date is exactly equal to 10.</text:p>
          </table:table-cell>
          <table:covered-table-cell/>
        </table:table-row>
        <table:table-row>
          <table:table-cell table:style-name="Table3.A2" table:number-rows-spanned="2" office:value-type="string">
            <text:p text:style-name="P22">BVA#4 (+ve)</text:p>
          </table:table-cell>
          <table:table-cell table:style-name="Table3.A2" table:number-rows-spanned="2" office:value-type="string">
            <text:p text:style-name="P22">The journey date is less than 10 and more than equal to 1 day.</text:p>
          </table:table-cell>
          <table:table-cell table:style-name="Table3.A2" office:value-type="string">
            <text:p text:style-name="P22">The journey date is more than 1 and less than 10 but not 1 and 10.</text:p>
          </table:table-cell>
          <table:table-cell table:style-name="Table3.D2" table:number-rows-spanned="2" office:value-type="string">
            <text:p text:style-name="P22">Refund 20% of the amount.</text:p>
          </table:table-cell>
        </table:table-row>
        <table:table-row>
          <table:covered-table-cell/>
          <table:covered-table-cell/>
          <table:table-cell table:style-name="Table3.A2" office:value-type="string">
            <text:p text:style-name="P22">The journey date is <text:s/>exactly equal to 1.</text:p>
          </table:table-cell>
          <table:covered-table-cell/>
        </table:table-row>
        <table:table-row>
          <table:table-cell table:style-name="Table3.A2" table:number-rows-spanned="2" office:value-type="string">
            <text:p text:style-name="P22">BVA#5 (-ve)</text:p>
          </table:table-cell>
          <table:table-cell table:style-name="Table3.A2" table:number-rows-spanned="2" office:value-type="string">
            <text:p text:style-name="P22">The journey date is current or previous than the current journey date.</text:p>
          </table:table-cell>
          <table:table-cell table:style-name="Table3.A2" office:value-type="string">
            <text:p text:style-name="P22">The journey date is the current date</text:p>
          </table:table-cell>
          <table:table-cell table:style-name="Table3.D2" table:number-rows-spanned="2" office:value-type="string">
            <text:p text:style-name="P22">The cancel button must not be visible on the <text:soft-page-break/>page in this scenario.</text:p>
          </table:table-cell>
        </table:table-row>
        <table:table-row>
          <table:covered-table-cell/>
          <table:covered-table-cell/>
          <table:table-cell table:style-name="Table3.A2" office:value-type="string">
            <text:p text:style-name="P22">The journey date is previous than the current date of journey.</text:p>
          </table:table-cell>
          <table:covered-table-cell/>
        </table:table-row>
      </table:table>
      <text:p text:style-name="P1"/>
      <text:p text:style-name="P1"/>
      <text:p text:style-name="P21"><text:span text:style-name="T3">Question 2</text:span> </text:p>
      <text:p text:style-name="P1"/>
      <text:p text:style-name="P1">Create a decision Table for the following scenario :-</text:p>
      <text:p text:style-name="P1">Company ABC sells goods to wholesale and retail outlets. The company encourages both wholesale and retail customers to pay cash on delivery by offering a two percent discount for this method of payment. Wholesale customers receive an additional two percent discount on all orders. Another two percent</text:p>
      <text:p text:style-name="P1">discount is given on orders of 50 or more units to both types of customers. Each column represents a certain type of order.</text:p>
      <text:p text:style-name="P1"><text:line-break/>Answer:</text:p>
      <text:p text:style-name="P1">We have following information:</text:p>
      <text:p text:style-name="P1">Two type of Customer: wholesaler and retailer.</text:p>
      <text:p text:style-name="P1">2% discount to those who pay cash on delivery.</text:p>
      <text:p text:style-name="P1">Additional 2% discount for the wholesaler.</text:p>
      <text:p text:style-name="P1">2% of discount who buy more than 50 units.</text:p>
      <text:p text:style-name="P1"/>
      <text:p text:style-name="P1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E"/>
        <table:table-row>
          <table:table-cell table:style-name="Table4.A1" office:value-type="string">
            <text:p text:style-name="P22">Customer Type</text:p>
          </table:table-cell>
          <table:table-cell table:style-name="Table4.A1" office:value-type="string">
            <text:p text:style-name="P22">Additional Discount</text:p>
          </table:table-cell>
          <table:table-cell table:style-name="Table4.A1" office:value-type="string">
            <text:p text:style-name="P1">Cash on Delivery</text:p>
          </table:table-cell>
          <table:table-cell table:style-name="Table4.A1" office:value-type="string">
            <text:p text:style-name="P22">Number of unit &gt; 50 or not</text:p>
          </table:table-cell>
          <table:table-cell table:style-name="Table4.E1" office:value-type="string">
            <text:p text:style-name="P22">Expected Result</text:p>
          </table:table-cell>
        </table:table-row>
        <table:table-row>
          <table:table-cell table:style-name="Table4.A2" office:value-type="string">
            <text:p text:style-name="P22">Wholesaler</text:p>
          </table:table-cell>
          <table:table-cell table:style-name="Table4.B2" office:value-type="boolean" office:boolean-value="true">
            <text:p text:style-name="P22">TRUE</text:p>
          </table:table-cell>
          <table:table-cell table:style-name="Table4.A2" office:value-type="string">
            <text:p text:style-name="P22">YES</text:p>
          </table:table-cell>
          <table:table-cell table:style-name="Table4.A2" office:value-type="string">
            <text:p text:style-name="P22">YES</text:p>
          </table:table-cell>
          <table:table-cell table:style-name="Table4.E2" office:value-type="string">
            <text:p text:style-name="P22">6% Discount</text:p>
          </table:table-cell>
        </table:table-row>
        <table:table-row>
          <table:table-cell table:style-name="Table4.A2" office:value-type="string">
            <text:p text:style-name="P22">Wholesaler</text:p>
          </table:table-cell>
          <table:table-cell table:style-name="Table4.B2" office:value-type="boolean" office:boolean-value="true">
            <text:p text:style-name="P22">TRUE</text:p>
          </table:table-cell>
          <table:table-cell table:style-name="Table4.A2" office:value-type="string">
            <text:p text:style-name="P22">YES</text:p>
          </table:table-cell>
          <table:table-cell table:style-name="Table4.A2" office:value-type="string">
            <text:p text:style-name="P22">NO</text:p>
          </table:table-cell>
          <table:table-cell table:style-name="Table4.E2" office:value-type="string">
            <text:p text:style-name="P22">4% Discount</text:p>
          </table:table-cell>
        </table:table-row>
        <table:table-row>
          <table:table-cell table:style-name="Table4.A2" office:value-type="string">
            <text:p text:style-name="P22">Wholesaler</text:p>
          </table:table-cell>
          <table:table-cell table:style-name="Table4.B2" office:value-type="boolean" office:boolean-value="true">
            <text:p text:style-name="P22">TRUE</text:p>
          </table:table-cell>
          <table:table-cell table:style-name="Table4.A2" office:value-type="string">
            <text:p text:style-name="P22">NO</text:p>
          </table:table-cell>
          <table:table-cell table:style-name="Table4.A2" office:value-type="string">
            <text:p text:style-name="P22">YES</text:p>
          </table:table-cell>
          <table:table-cell table:style-name="Table4.E2" office:value-type="string">
            <text:p text:style-name="P22">4% Discount</text:p>
          </table:table-cell>
        </table:table-row>
        <table:table-row>
          <table:table-cell table:style-name="Table4.A2" office:value-type="string">
            <text:p text:style-name="P22">Wholesaler</text:p>
          </table:table-cell>
          <table:table-cell table:style-name="Table4.B2" office:value-type="boolean" office:boolean-value="true">
            <text:p text:style-name="P22">TRUE</text:p>
          </table:table-cell>
          <table:table-cell table:style-name="Table4.A2" office:value-type="string">
            <text:p text:style-name="P22">NO</text:p>
          </table:table-cell>
          <table:table-cell table:style-name="Table4.A2" office:value-type="string">
            <text:p text:style-name="P22">NO</text:p>
          </table:table-cell>
          <table:table-cell table:style-name="Table4.E2" office:value-type="string">
            <text:p text:style-name="P22">2% Discount</text:p>
          </table:table-cell>
        </table:table-row>
        <table:table-row>
          <table:table-cell table:style-name="Table4.A2" office:value-type="string">
            <text:p text:style-name="P22">Retailer</text:p>
          </table:table-cell>
          <table:table-cell table:style-name="Table4.B2" office:value-type="boolean" office:boolean-value="false">
            <text:p text:style-name="P22">FALSE</text:p>
          </table:table-cell>
          <table:table-cell table:style-name="Table4.A2" office:value-type="string">
            <text:p text:style-name="P22">YES</text:p>
          </table:table-cell>
          <table:table-cell table:style-name="Table4.A2" office:value-type="string">
            <text:p text:style-name="P22">YES</text:p>
          </table:table-cell>
          <table:table-cell table:style-name="Table4.E2" office:value-type="string">
            <text:p text:style-name="P22">4% Discount</text:p>
          </table:table-cell>
        </table:table-row>
        <table:table-row>
          <table:table-cell table:style-name="Table4.A2" office:value-type="string">
            <text:p text:style-name="P22">Retailer</text:p>
          </table:table-cell>
          <table:table-cell table:style-name="Table4.B2" office:value-type="boolean" office:boolean-value="false">
            <text:p text:style-name="P22">FALSE</text:p>
          </table:table-cell>
          <table:table-cell table:style-name="Table4.A2" office:value-type="string">
            <text:p text:style-name="P22">YES</text:p>
          </table:table-cell>
          <table:table-cell table:style-name="Table4.A2" office:value-type="string">
            <text:p text:style-name="P22">NO</text:p>
          </table:table-cell>
          <table:table-cell table:style-name="Table4.E2" office:value-type="string">
            <text:p text:style-name="P22">2% Discount</text:p>
          </table:table-cell>
        </table:table-row>
        <table:table-row>
          <table:table-cell table:style-name="Table4.A2" office:value-type="string">
            <text:p text:style-name="P22">Retailer</text:p>
          </table:table-cell>
          <table:table-cell table:style-name="Table4.B2" office:value-type="boolean" office:boolean-value="false">
            <text:p text:style-name="P22">FALSE</text:p>
          </table:table-cell>
          <table:table-cell table:style-name="Table4.A2" office:value-type="string">
            <text:p text:style-name="P22">NO </text:p>
          </table:table-cell>
          <table:table-cell table:style-name="Table4.A2" office:value-type="string">
            <text:p text:style-name="P22">YES</text:p>
          </table:table-cell>
          <table:table-cell table:style-name="Table4.E2" office:value-type="string">
            <text:p text:style-name="P22">2% Discount</text:p>
          </table:table-cell>
        </table:table-row>
        <table:table-row>
          <table:table-cell table:style-name="Table4.A2" office:value-type="string">
            <text:p text:style-name="P22">Retailer</text:p>
          </table:table-cell>
          <table:table-cell table:style-name="Table4.B2" office:value-type="boolean" office:boolean-value="false">
            <text:p text:style-name="P22">FALSE</text:p>
          </table:table-cell>
          <table:table-cell table:style-name="Table4.A2" office:value-type="string">
            <text:p text:style-name="P22">NO</text:p>
          </table:table-cell>
          <table:table-cell table:style-name="Table4.A2" office:value-type="string">
            <text:p text:style-name="P22">NO</text:p>
          </table:table-cell>
          <table:table-cell table:style-name="Table4.E2" office:value-type="string">
            <text:p text:style-name="P22">No Discount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979cm" fo:margin-bottom="0.926cm" fo:margin-left="0.767cm" fo:margin-right="0.71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15T16:05:32.63</meta:creation-date>
    <dc:date>2019-10-21T13:31:11.26</dc:date>
    <meta:editing-duration>PT4H36M45S</meta:editing-duration>
    <meta:editing-cycles>19</meta:editing-cycles>
    <meta:generator>OpenOffice/4.1.1$Win32 OpenOffice.org_project/411m6$Build-9775</meta:generator>
    <meta:document-statistic meta:table-count="4" meta:image-count="0" meta:object-count="0" meta:page-count="6" meta:paragraph-count="280" meta:word-count="1861" meta:character-count="9971"/>
    <dc:creator>SHOBHIT bHAA</dc:creator>
  </office:meta>
</office:document-meta>
</file>